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45b17" officeooo:paragraph-rsid="00145b17"/>
    </style:style>
    <style:style style:name="P2" style:family="paragraph" style:parent-style-name="Standard">
      <style:text-properties officeooo:rsid="001806bb" officeooo:paragraph-rsid="001806bb"/>
    </style:style>
    <style:style style:name="P3" style:family="paragraph" style:parent-style-name="Standard">
      <style:text-properties officeooo:rsid="001c3cef" officeooo:paragraph-rsid="001c3cef"/>
    </style:style>
    <style:style style:name="P4" style:family="paragraph" style:parent-style-name="Standard">
      <style:text-properties officeooo:rsid="001dacfa" officeooo:paragraph-rsid="001dacfa"/>
    </style:style>
    <style:style style:name="P5" style:family="paragraph" style:parent-style-name="Standard">
      <style:text-properties officeooo:rsid="00224fe8" officeooo:paragraph-rsid="002c1593"/>
    </style:style>
    <style:style style:name="P6" style:family="paragraph" style:parent-style-name="Standard">
      <style:text-properties officeooo:rsid="0028bba1" officeooo:paragraph-rsid="0028bba1"/>
    </style:style>
    <style:style style:name="P7" style:family="paragraph" style:parent-style-name="Standard">
      <style:text-properties officeooo:rsid="002aa320" officeooo:paragraph-rsid="002f2f26"/>
    </style:style>
    <style:style style:name="P8" style:family="paragraph" style:parent-style-name="Standard">
      <style:text-properties officeooo:rsid="001f3518" officeooo:paragraph-rsid="001dacfa"/>
    </style:style>
    <style:style style:name="P9" style:family="paragraph" style:parent-style-name="Standard">
      <style:text-properties officeooo:rsid="0022eb65" officeooo:paragraph-rsid="002c1593"/>
    </style:style>
    <style:style style:name="P10" style:family="paragraph" style:parent-style-name="Standard">
      <style:text-properties officeooo:rsid="002ba5ab" officeooo:paragraph-rsid="002f2f26"/>
    </style:style>
    <style:style style:name="T1" style:family="text">
      <style:text-properties officeooo:rsid="00164e40"/>
    </style:style>
    <style:style style:name="T2" style:family="text">
      <style:text-properties officeooo:rsid="0018f79a"/>
    </style:style>
    <style:style style:name="T3" style:family="text">
      <style:text-properties officeooo:rsid="0019476d"/>
    </style:style>
    <style:style style:name="T4" style:family="text">
      <style:text-properties officeooo:rsid="001c50bb"/>
    </style:style>
    <style:style style:name="T5" style:family="text">
      <style:text-properties fo:font-weight="bold" officeooo:rsid="001c50bb" style:font-weight-asian="bold" style:font-weight-complex="bold"/>
    </style:style>
    <style:style style:name="T6" style:family="text">
      <style:text-properties fo:font-weight="bold" officeooo:rsid="002ba5ab" style:font-weight-asian="bold" style:font-weight-complex="bold"/>
    </style:style>
    <style:style style:name="T7" style:family="text">
      <style:text-properties officeooo:rsid="0022eb65"/>
    </style:style>
    <style:style style:name="T8" style:family="text">
      <style:text-properties officeooo:rsid="002ba5ab"/>
    </style:style>
    <style:style style:name="T9" style:family="text">
      <style:text-properties officeooo:rsid="002ce8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: Gemeinsames Treffen<text:line-break/>Protokollant: Julian Steitz<text:line-break/>Beginn: <text:span text:style-name="T1">10:00 - 11:30</text:span><text:line-break/><text:line-break/><text:span text:style-name="T1">Thema:<text:line-break/>Schnittstellen, Grenzen bei der Aufgabenteilung<text:line-break/><text:line-break/>erster Protoyp ACL 2018</text:span></text:p>
      <text:p text:style-name="P1"/>
      <text:p text:style-name="P2">Andere Gruppe: <text:line-break/>Dialog: im Gespräch halten</text:p>
      <text:p text:style-name="P2">sonst die selben Themen</text:p>
      <text:p text:style-name="P2">Alexa hält nicht im Gespräch, soll sich abgrenzen</text:p>
      <text:p text:style-name="P2"><text:line-break/><text:span text:style-name="T3">Philipp stellt Diagram vor.<text:line-break/><text:line-break/>Welche Rolle bei ACL “sehr praktisch” “chairman, etc..”</text:span><text:line-break/><text:span text:style-name="T2">keywords + <text:s/>Genre (wenn vorhanden) als Vorschlag genannt<text:line-break/>Paper affiliation um identische Namen zu unterscheiden<text:line-break/><text:line-break/>Datensatz mit Vorschlägen (Audiomitschnitte) ab jetzt verfügbar</text:span></text:p>
      <text:p text:style-name="P2"/>
      <text:p text:style-name="P3">Wünsche der anderen Gruppe:<text:line-break/>mehr Metadaten zu den Autoren – ergibt sich vllt schon durch den Rest der Daten<text:line-break/><text:line-break/><text:span text:style-name="T4">Dialogsystem:<text:line-break/>Parley – aber noch nicht von Ihnen aufgesetzt<text:line-break/><text:line-break/><text:line-break/>First Step Use Case:<text:line-break/></text:span><text:span text:style-name="T5">“stupider” Skill<text:line-break/>Papername – Autor als Minimalanforderung</text:span><text:span text:style-name="T4"><text:line-break/><text:line-break/><text:line-break/>Frage nach der Schnittstelle:</text:span></text:p>
      <text:p text:style-name="P4">Wie geschehen Anfragen: <text:line-break/>API – in der Mitte, Sie kein SQL dafür starre API</text:p>
      <text:p text:style-name="P8">web API REST – online Server wird benötigt, Thomas stimmt zu und kümmert sich <text:line-break/><text:line-break/>Git Frage : github </text:p>
      <text:p text:style-name="P4"/>
      <text:p text:style-name="P5">AAAI – library – equivalent zu ACL – für Generizität im Kopf behalten – <text:span text:style-name="T7">Thomas schickt Link<text:line-break/><text:line-break/>Thomas an Tristan: <text:line-break/>Testdaten vom Experiment, AAAI Library, Server für Web API?<text:line-break/><text:line-break/>Clemens empfiehlt Spring als Platform<text:line-break/><text:line-break/><text:line-break/></text:span><text:soft-page-break/><text:span text:style-name="T7">Teaminternes Treffen:<text:line-break/><text:line-break/>Aufgaben:</text:span></text:p>
      <text:p text:style-name="P9"><text:line-break/>Julian: </text:p>
      <text:p text:style-name="P9"><text:line-break/><text:tab/>Projektbeschreibung</text:p>
      <text:p text:style-name="P5"><text:tab/><text:span text:style-name="T9">API, Datenbank, Crawler</text:span></text:p>
      <text:p text:style-name="P6"><text:tab/>extendibility: Schnittstellen definiert -<text:line-break/> </text:p>
      <text:p text:style-name="P7"><text:tab/>Datenbank generische – normalisiert, <text:span text:style-name="T8">auch für Api und Crawler<text:line-break/><text:line-break/><text:line-break/><text:tab/></text:span><text:span text:style-name="T6">Deadline: Mittwoch 16:00</text:span><text:span text:style-name="T8"><text:line-break/><text:line-break/>Team schaut Mittwoch drauf<text:line-break/></text:span></text:p>
      <text:p text:style-name="P10"><text:line-break/>User Stories in Tr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54:13.476647883</meta:creation-date>
    <dc:date>2018-11-12T13:37:03.017000000</dc:date>
    <meta:editing-duration>PT1H27M38S</meta:editing-duration>
    <meta:editing-cycles>34</meta:editing-cycles>
    <meta:generator>LibreOffice/6.0.5.2$Windows_X86_64 LibreOffice_project/54c8cbb85f300ac59db32fe8a675ff7683cd5a16</meta:generator>
    <meta:document-statistic meta:table-count="0" meta:image-count="0" meta:object-count="0" meta:page-count="2" meta:paragraph-count="15" meta:word-count="203" meta:character-count="1477" meta:non-whitespace-character-count="1242"/>
  </office:meta>
</office:document-meta>
</file>